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6.16cm"/>
    </style:style>
    <style:style style:name="co6" style:family="table-column">
      <style:table-column-properties fo:break-before="auto" style:column-width="2.891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91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video_key</text:p>
          </table:table-cell>
          <table:table-cell table:style-name="ce1" office:value-type="string">
            <text:p>display_option</text:p>
          </table:table-cell>
          <table:table-cell table:style-name="ce1" office:value-type="string">
            <text:p>collection</text:p>
          </table:table-cell>
          <table:table-cell/>
        </table:table-row>
        <table:table-row table:style-name="ro1">
          <table:table-cell office:value-type="string">
            <text:p>Sans titre 009</text:p>
          </table:table-cell>
          <table:table-cell/>
          <table:table-cell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b4Tn33gH7ghDaE2AWskf1XuE.jpg</text:p>
          </table:table-cell>
          <table:table-cell office:value-type="float" office:value="472571790">
            <text:p>472571790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010</text:p>
          </table:table-cell>
          <table:table-cell/>
          <table:table-cell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22dQjZe4793Wqb8FxgyQ34pb.jpg</text:p>
          </table:table-cell>
          <table:table-cell office:value-type="float" office:value="472571549">
            <text:p>47257154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 table:style-name="ce3"/>
        </table:table-row>
        <table:table-row table:style-name="ro1">
          <table:table-cell office:value-type="string">
            <text:p>Sans titre 011</text:p>
          </table:table-cell>
          <table:table-cell/>
          <table:table-cell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JS1xvByKKewrzRAhzW3ScKZu.jpg</text:p>
          </table:table-cell>
          <table:table-cell office:value-type="float" office:value="472571626">
            <text:p>47257162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013</text:p>
          </table:table-cell>
          <table:table-cell/>
          <table:table-cell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MbnnBQKQQJcmeHHzb7yQjz57.jpg</text:p>
          </table:table-cell>
          <table:table-cell office:value-type="float" office:value="472571729">
            <text:p>47257172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1</text:p>
          </table:table-cell>
          <table:table-cell/>
          <table:table-cell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TqCb8aG1UBWgtQ7NDmfNDvRG.jpg</text:p>
          </table:table-cell>
          <table:table-cell office:value-type="float" office:value="472540931">
            <text:p>472540931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12</text:p>
          </table:table-cell>
          <table:table-cell/>
          <table:table-cell table:style-name="Default"/>
          <table:table-cell office:value-type="float" office:value="2019">
            <text:p>2019</text:p>
          </table:table-cell>
          <table:table-cell office:value-type="string">
            <text:p>y7Pwo85WmErwfsDCQNygQ337.png</text:p>
          </table:table-cell>
          <table:table-cell office:value-type="float" office:value="445057667">
            <text:p>44505766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14</text:p>
          </table:table-cell>
          <table:table-cell/>
          <table:table-cell table:style-name="Default"/>
          <table:table-cell office:value-type="float" office:value="2019">
            <text:p>2019</text:p>
          </table:table-cell>
          <table:table-cell office:value-type="string">
            <text:p>9saqoT5Pwso1hDiuD9soxMme.png</text:p>
          </table:table-cell>
          <table:table-cell office:value-type="float" office:value="445057097">
            <text:p>44505709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15</text:p>
          </table:table-cell>
          <table:table-cell/>
          <table:table-cell table:style-name="Default"/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16</text:p>
          </table:table-cell>
          <table:table-cell/>
          <table:table-cell table:style-name="Default"/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2</text:p>
          </table:table-cell>
          <table:table-cell/>
          <table:table-cell office:value-type="string">
            <text:p>30 x 30 x 9 cm </text:p>
          </table:table-cell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3</text:p>
          </table:table-cell>
          <table:table-cell/>
          <table:table-cell office:value-type="string">
            <text:p>30 x 30 x 9 cm </text:p>
          </table:table-cell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4</text:p>
          </table:table-cell>
          <table:table-cell/>
          <table:table-cell office:value-type="string">
            <text:p>30 x 30 x 6 cm </text:p>
          </table:table-cell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5</text:p>
          </table:table-cell>
          <table:table-cell/>
          <table:table-cell office:value-type="string">
            <text:p>30 x 30 x 6 cm </text:p>
          </table:table-cell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6</text:p>
          </table:table-cell>
          <table:table-cell/>
          <table:table-cell office:value-type="string">
            <text:p>30 x 30 x 7 cm </text:p>
          </table:table-cell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7</text:p>
          </table:table-cell>
          <table:table-cell/>
          <table:table-cell office:value-type="string">
            <text:p>30 x 30 x 7 cm </text:p>
          </table:table-cell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8</text:p>
          </table:table-cell>
          <table:table-cell/>
          <table:table-cell office:value-type="string">
            <text:p>30 x 30 x 7 cm </text:p>
          </table:table-cell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2 lignes blanches dans losange</text:p>
          </table:table-cell>
          <table:table-cell/>
          <table:table-cell table:style-name="Default"/>
          <table:table-cell office:value-type="float" office:value="2018">
            <text:p>2018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3">23/02/2023</text:date>, <text:time>15:4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2$Win32 OpenOffice.org_project/4112m1$Build-9809</meta:generator>
    <dc:date>2023-02-23T15:41:31.35</dc:date>
    <dc:creator>Sandra Vilder</dc:creator>
    <meta:editing-duration>PT1H49M</meta:editing-duration>
    <meta:editing-cycles>2</meta:editing-cycles>
    <meta:document-statistic meta:table-count="1" meta:cell-count="102" meta:object-count="0"/>
  </office:meta>
</office:document-meta>
</file>